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04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APR</text:p>
          </table:table-cell>
          <table:table-cell office:value-type="string" calcext:value-type="string">
            <text:p>Apertura</text:p>
          </table:table-cell>
          <table:table-cell table:formula="of:=CONCATENATE(&quot;INSERT INTO sss_sistemas VALUES('&quot;;[.A1];&quot;','&quot;;[.B1];&quot;');&quot;)" office:value-type="string" office:string-value="INSERT INTO sss_sistemas VALUES('APR','Apertura');" calcext:value-type="string">
            <text:p>INSERT INTO sss_sistemas VALUES('APR','Apertura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Configuración</text:p>
          </table:table-cell>
          <table:table-cell table:formula="of:=CONCATENATE(&quot;INSERT INTO sss_sistemas VALUES('&quot;;[.A2];&quot;','&quot;;[.B2];&quot;');&quot;)" office:value-type="string" office:string-value="INSERT INTO sss_sistemas VALUES('CFG','Configuración');" calcext:value-type="string">
            <text:p>INSERT INTO sss_sistemas VALUES('CFG','Configuración');</text:p>
          </table:table-cell>
        </table:table-row>
        <table:table-row table:style-name="ro1">
          <table:table-cell table:style-name="ce1" office:value-type="string" calcext:value-type="string">
            <text:p>CIE</text:p>
          </table:table-cell>
          <table:table-cell office:value-type="string" calcext:value-type="string">
            <text:p>Cierre</text:p>
          </table:table-cell>
          <table:table-cell table:formula="of:=CONCATENATE(&quot;INSERT INTO sss_sistemas VALUES('&quot;;[.A3];&quot;','&quot;;[.B3];&quot;');&quot;)" office:value-type="string" office:string-value="INSERT INTO sss_sistemas VALUES('CIE','Cierre');" calcext:value-type="string">
            <text:p>INSERT INTO sss_sistemas VALUES('CIE','Cierre');</text:p>
          </table:table-cell>
        </table:table-row>
        <table:table-row table:style-name="ro1">
          <table:table-cell table:style-name="ce1" office:value-type="string" calcext:value-type="string">
            <text:p>CXP</text:p>
          </table:table-cell>
          <table:table-cell office:value-type="string" calcext:value-type="string">
            <text:p>Cuentas por Pagar</text:p>
          </table:table-cell>
          <table:table-cell table:formula="of:=CONCATENATE(&quot;INSERT INTO sss_sistemas VALUES('&quot;;[.A4];&quot;','&quot;;[.B4];&quot;');&quot;)" office:value-type="string" office:string-value="INSERT INTO sss_sistemas VALUES('CXP','Cuentas por Pagar');" calcext:value-type="string">
            <text:p>INSERT INTO sss_sistemas VALUES('CXP','Cuentas por Pagar');</text:p>
          </table:table-cell>
        </table:table-row>
        <table:table-row table:style-name="ro1">
          <table:table-cell table:style-name="ce1" office:value-type="string" calcext:value-type="string">
            <text:p>INS</text:p>
          </table:table-cell>
          <table:table-cell office:value-type="string" calcext:value-type="string">
            <text:p>Instala</text:p>
          </table:table-cell>
          <table:table-cell table:formula="of:=CONCATENATE(&quot;INSERT INTO sss_sistemas VALUES('&quot;;[.A5];&quot;','&quot;;[.B5];&quot;');&quot;)" office:value-type="string" office:string-value="INSERT INTO sss_sistemas VALUES('INS','Instala');" calcext:value-type="string">
            <text:p>INSERT INTO sss_sistemas VALUES('INS','Instala');</text:p>
          </table:table-cell>
        </table:table-row>
        <table:table-row table:style-name="ro2">
          <table:table-cell table:style-name="ce1" office:value-type="string" calcext:value-type="string">
            <text:p>MIS</text:p>
          </table:table-cell>
          <table:table-cell office:value-type="string" calcext:value-type="string">
            <text:p>Módulo Integrador Sigesp</text:p>
          </table:table-cell>
          <table:table-cell table:formula="of:=CONCATENATE(&quot;INSERT INTO sss_sistemas VALUES('&quot;;[.A6];&quot;','&quot;;[.B6];&quot;');&quot;)" office:value-type="string" office:string-value="INSERT INTO sss_sistemas VALUES('MIS','Módulo Integrador Sigesp');" calcext:value-type="string">
            <text:p>INSERT INTO sss_sistemas VALUES('MIS','Módulo Integrador Sigesp');</text:p>
          </table:table-cell>
        </table:table-row>
        <table:table-row table:style-name="ro1">
          <table:table-cell table:style-name="ce1" office:value-type="string" calcext:value-type="string">
            <text:p>RPC</text:p>
          </table:table-cell>
          <table:table-cell office:value-type="string" calcext:value-type="string">
            <text:p>Sistema de Registro de Contratista/Proveedores y Beneficiario</text:p>
          </table:table-cell>
          <table:table-cell table:formula="of:=CONCATENATE(&quot;INSERT INTO sss_sistemas VALUES('&quot;;[.A7];&quot;','&quot;;[.B7];&quot;');&quot;)" office:value-type="string" office:string-value="INSERT INTO sss_sistemas VALUES('RPC','Sistema de Registro de Contratista/Proveedores y Beneficiario');" calcext:value-type="string">
            <text:p>INSERT INTO sss_sistemas VALUES('RPC','Sistema de Registro de Contratista/Proveedores y Beneficiario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stema de Activos Fijos</text:p>
          </table:table-cell>
          <table:table-cell table:formula="of:=CONCATENATE(&quot;INSERT INTO sss_sistemas VALUES('&quot;;[.A8];&quot;','&quot;;[.B8];&quot;');&quot;)" office:value-type="string" office:string-value="INSERT INTO sss_sistemas VALUES('SAF','Sistema de Activos Fijos');" calcext:value-type="string">
            <text:p>INSERT INTO sss_sistemas VALUES('SAF','Sistema de Activos Fijos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stema de Banco</text:p>
          </table:table-cell>
          <table:table-cell table:formula="of:=CONCATENATE(&quot;INSERT INTO sss_sistemas VALUES('&quot;;[.A9];&quot;','&quot;;[.B9];&quot;');&quot;)" office:value-type="string" office:string-value="INSERT INTO sss_sistemas VALUES('SCB','Sistema de Banco');" calcext:value-type="string">
            <text:p>INSERT INTO sss_sistemas VALUES('SCB','Sistema de Banco');</text:p>
          </table:table-cell>
        </table:table-row>
        <table:table-row table:style-name="ro1">
          <table:table-cell table:style-name="ce1" office:value-type="string" calcext:value-type="string">
            <text:p>SCF</text:p>
          </table:table-cell>
          <table:table-cell office:value-type="string" calcext:value-type="string">
            <text:p>Sistema de Contabilidad Fiscal</text:p>
          </table:table-cell>
          <table:table-cell table:formula="of:=CONCATENATE(&quot;INSERT INTO sss_sistemas VALUES('&quot;;[.A10];&quot;','&quot;;[.B10];&quot;');&quot;)" office:value-type="string" office:string-value="INSERT INTO sss_sistemas VALUES('SCF','Sistema de Contabilidad Fiscal');" calcext:value-type="string">
            <text:p>INSERT INTO sss_sistemas VALUES('SCF','Sistema de Contabilidad Fiscal');</text:p>
          </table:table-cell>
        </table:table-row>
        <table:table-row table:style-name="ro1">
          <table:table-cell table:style-name="ce1" office:value-type="string" calcext:value-type="string">
            <text:p>SCG</text:p>
          </table:table-cell>
          <table:table-cell office:value-type="string" calcext:value-type="string">
            <text:p>Sistema de Contabilidad General</text:p>
          </table:table-cell>
          <table:table-cell table:formula="of:=CONCATENATE(&quot;INSERT INTO sss_sistemas VALUES('&quot;;[.A11];&quot;','&quot;;[.B11];&quot;');&quot;)" office:value-type="string" office:string-value="INSERT INTO sss_sistemas VALUES('SCG','Sistema de Contabilidad General');" calcext:value-type="string">
            <text:p>INSERT INTO sss_sistemas VALUES('SCG','Sistema de Contabilidad General');</text:p>
          </table:table-cell>
        </table:table-row>
        <table:table-row table:style-name="ro1">
          <table:table-cell table:style-name="ce1" office:value-type="string" calcext:value-type="string">
            <text:p>SCV</text:p>
          </table:table-cell>
          <table:table-cell office:value-type="string" calcext:value-type="string">
            <text:p>Sistema de Control de Viáticos</text:p>
          </table:table-cell>
          <table:table-cell table:formula="of:=CONCATENATE(&quot;INSERT INTO sss_sistemas VALUES('&quot;;[.A12];&quot;','&quot;;[.B12];&quot;');&quot;)" office:value-type="string" office:string-value="INSERT INTO sss_sistemas VALUES('SCV','Sistema de Control de Viáticos');" calcext:value-type="string">
            <text:p>INSERT INTO sss_sistemas VALUES('SCV','Sistema de Control de Viáticos');</text:p>
          </table:table-cell>
        </table:table-row>
        <table:table-row table:style-name="ro1">
          <table:table-cell table:style-name="ce1" office:value-type="string" calcext:value-type="string">
            <text:p>SEP</text:p>
          </table:table-cell>
          <table:table-cell office:value-type="string" calcext:value-type="string">
            <text:p>Sistema de Ejecución Presupuestaria</text:p>
          </table:table-cell>
          <table:table-cell table:formula="of:=CONCATENATE(&quot;INSERT INTO sss_sistemas VALUES('&quot;;[.A13];&quot;','&quot;;[.B13];&quot;');&quot;)" office:value-type="string" office:string-value="INSERT INTO sss_sistemas VALUES('SEP','Sistema de Ejecución Presupuestaria');" calcext:value-type="string">
            <text:p>INSERT INTO sss_sistemas VALUES('SEP','Sistema de Ejecución Presupuestaria');</text:p>
          </table:table-cell>
        </table:table-row>
        <table:table-row table:style-name="ro2">
          <table:table-cell table:style-name="ce1" office:value-type="string" calcext:value-type="string">
            <text:p>SFC</text:p>
          </table:table-cell>
          <table:table-cell office:value-type="string" calcext:value-type="string">
            <text:p>Sistema de Facturacion y Cobranza</text:p>
          </table:table-cell>
          <table:table-cell table:formula="of:=CONCATENATE(&quot;INSERT INTO sss_sistemas VALUES('&quot;;[.A14];&quot;','&quot;;[.B14];&quot;');&quot;)" office:value-type="string" office:string-value="INSERT INTO sss_sistemas VALUES('SFC','Sistema de Facturacion y Cobranza');" calcext:value-type="string">
            <text:p>INSERT INTO sss_sistemas VALUES('SFC','Sistema de Facturacion y Cobranza');</text:p>
          </table:table-cell>
        </table:table-row>
        <table:table-row table:style-name="ro1">
          <table:table-cell table:style-name="ce1" office:value-type="string" calcext:value-type="string">
            <text:p>SFI</text:p>
          </table:table-cell>
          <table:table-cell office:value-type="string" calcext:value-type="string">
            <text:p>Sistemas Integrados - Facturación</text:p>
          </table:table-cell>
          <table:table-cell table:formula="of:=CONCATENATE(&quot;INSERT INTO sss_sistemas VALUES('&quot;;[.A15];&quot;','&quot;;[.B15];&quot;');&quot;)" office:value-type="string" office:string-value="INSERT INTO sss_sistemas VALUES('SFI','Sistemas Integrados - Facturación');" calcext:value-type="string">
            <text:p>INSERT INTO sss_sistemas VALUES('SFI','Sistemas Integrados - Facturación');</text:p>
          </table:table-cell>
        </table:table-row>
        <table:table-row table:style-name="ro1">
          <table:table-cell table:style-name="ce1" office:value-type="string" calcext:value-type="string">
            <text:p>SFP</text:p>
          </table:table-cell>
          <table:table-cell office:value-type="string" calcext:value-type="string">
            <text:p>Sistema de Formulación Presupuestaria</text:p>
          </table:table-cell>
          <table:table-cell table:formula="of:=CONCATENATE(&quot;INSERT INTO sss_sistemas VALUES('&quot;;[.A16];&quot;','&quot;;[.B16];&quot;');&quot;)" office:value-type="string" office:string-value="INSERT INTO sss_sistemas VALUES('SFP','Sistema de Formulación Presupuestaria');" calcext:value-type="string">
            <text:p>INSERT INTO sss_sistemas VALUES('SFP','Sistema de Formulación Presupuestaria');</text:p>
          </table:table-cell>
        </table:table-row>
        <table:table-row table:style-name="ro1">
          <table:table-cell table:style-name="ce1" office:value-type="string" calcext:value-type="string">
            <text:p>SIV</text:p>
          </table:table-cell>
          <table:table-cell office:value-type="string" calcext:value-type="string">
            <text:p>Sistema de Inventario</text:p>
          </table:table-cell>
          <table:table-cell table:formula="of:=CONCATENATE(&quot;INSERT INTO sss_sistemas VALUES('&quot;;[.A17];&quot;','&quot;;[.B17];&quot;');&quot;)" office:value-type="string" office:string-value="INSERT INTO sss_sistemas VALUES('SIV','Sistema de Inventario');" calcext:value-type="string">
            <text:p>INSERT INTO sss_sistemas VALUES('SIV','Sistema de Inventario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stema de Nomina</text:p>
          </table:table-cell>
          <table:table-cell table:formula="of:=CONCATENATE(&quot;INSERT INTO sss_sistemas VALUES('&quot;;[.A18];&quot;','&quot;;[.B18];&quot;');&quot;)" office:value-type="string" office:string-value="INSERT INTO sss_sistemas VALUES('SNO','Sistema de Nomina');" calcext:value-type="string">
            <text:p>INSERT INTO sss_sistemas VALUES('SNO','Sistema de Nomina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stema de Nomina Recursos Humano</text:p>
          </table:table-cell>
          <table:table-cell table:formula="of:=CONCATENATE(&quot;INSERT INTO sss_sistemas VALUES('&quot;;[.A19];&quot;','&quot;;[.B19];&quot;');&quot;)" office:value-type="string" office:string-value="INSERT INTO sss_sistemas VALUES('SNR','Sistema de Nomina Recursos Humano');" calcext:value-type="string">
            <text:p>INSERT INTO sss_sistemas VALUES('SNR','Sistema de Nomina Recursos Humano');</text:p>
          </table:table-cell>
        </table:table-row>
        <table:table-row table:style-name="ro1">
          <table:table-cell table:style-name="ce1" office:value-type="string" calcext:value-type="string">
            <text:p>SOB</text:p>
          </table:table-cell>
          <table:table-cell office:value-type="string" calcext:value-type="string">
            <text:p>Sistema de Obras</text:p>
          </table:table-cell>
          <table:table-cell table:formula="of:=CONCATENATE(&quot;INSERT INTO sss_sistemas VALUES('&quot;;[.A20];&quot;','&quot;;[.B20];&quot;');&quot;)" office:value-type="string" office:string-value="INSERT INTO sss_sistemas VALUES('SOB','Sistema de Obras');" calcext:value-type="string">
            <text:p>INSERT INTO sss_sistemas VALUES('SOB','Sistema de Obras');</text:p>
          </table:table-cell>
        </table:table-row>
        <table:table-row table:style-name="ro1">
          <table:table-cell table:style-name="ce1" office:value-type="string" calcext:value-type="string">
            <text:p>SOC</text:p>
          </table:table-cell>
          <table:table-cell office:value-type="string" calcext:value-type="string">
            <text:p>Sistema de Ordenes de Compra</text:p>
          </table:table-cell>
          <table:table-cell table:formula="of:=CONCATENATE(&quot;INSERT INTO sss_sistemas VALUES('&quot;;[.A21];&quot;','&quot;;[.B21];&quot;');&quot;)" office:value-type="string" office:string-value="INSERT INTO sss_sistemas VALUES('SOC','Sistema de Ordenes de Compra');" calcext:value-type="string">
            <text:p>INSERT INTO sss_sistemas VALUES('SOC','Sistema de Ordenes de Compra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stema de Gasto</text:p>
          </table:table-cell>
          <table:table-cell table:formula="of:=CONCATENATE(&quot;INSERT INTO sss_sistemas VALUES('&quot;;[.A22];&quot;','&quot;;[.B22];&quot;');&quot;)" office:value-type="string" office:string-value="INSERT INTO sss_sistemas VALUES('SPG','Sistema de Gasto');" calcext:value-type="string">
            <text:p>INSERT INTO sss_sistemas VALUES('SPG','Sistema de Gasto');</text:p>
          </table:table-cell>
        </table:table-row>
        <table:table-row table:style-name="ro1">
          <table:table-cell table:style-name="ce1" office:value-type="string" calcext:value-type="string">
            <text:p>SPI</text:p>
          </table:table-cell>
          <table:table-cell office:value-type="string" calcext:value-type="string">
            <text:p>Sistema de Ingresos</text:p>
          </table:table-cell>
          <table:table-cell table:formula="of:=CONCATENATE(&quot;INSERT INTO sss_sistemas VALUES('&quot;;[.A23];&quot;','&quot;;[.B23];&quot;');&quot;)" office:value-type="string" office:string-value="INSERT INTO sss_sistemas VALUES('SPI','Sistema de Ingresos');" calcext:value-type="string">
            <text:p>INSERT INTO sss_sistemas VALUES('SPI','Sistema de Ingresos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Recursos Humanos</text:p>
          </table:table-cell>
          <table:table-cell table:formula="of:=CONCATENATE(&quot;INSERT INTO sss_sistemas VALUES('&quot;;[.A24];&quot;','&quot;;[.B24];&quot;');&quot;)" office:value-type="string" office:string-value="INSERT INTO sss_sistemas VALUES('SRH','Recursos Humanos');" calcext:value-type="string">
            <text:p>INSERT INTO sss_sistemas VALUES('SRH','Recursos Humanos');</text:p>
          </table:table-cell>
        </table:table-row>
        <table:table-row table:style-name="ro1">
          <table:table-cell table:style-name="ce1" office:value-type="string" calcext:value-type="string">
            <text:p>SSS</text:p>
          </table:table-cell>
          <table:table-cell office:value-type="string" calcext:value-type="string">
            <text:p>Sistema de Seguridad</text:p>
          </table:table-cell>
          <table:table-cell table:formula="of:=CONCATENATE(&quot;INSERT INTO sss_sistemas VALUES('&quot;;[.A25];&quot;','&quot;;[.B25];&quot;');&quot;)" office:value-type="string" office:string-value="INSERT INTO sss_sistemas VALUES('SSS','Sistema de Seguridad');" calcext:value-type="string">
            <text:p>INSERT INTO sss_sistemas VALUES('SSS','Sistema de Seguridad');</text:p>
          </table:table-cell>
        </table:table-row>
        <table:table-row table:style-name="ro1" table:number-rows-repeated="75187">
          <table:table-cell table:style-name="ce1"/>
          <table:table-cell table:number-columns-repeated="2"/>
        </table:table-row>
        <table:table-row table:style-name="ro1" table:number-rows-repeated="97336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VE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s" number:country="VE">Bs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0/00/0000</text:date>, <text:time style:data-style-name="N2" text:time-value="0000-00-00T08:37:15.22136324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5-09T07:53:11.164697761</meta:creation-date>
    <dc:date>2015-05-09T08:38:05.208504287</dc:date>
    <dc:creator>Juan Plablo</dc:creator>
    <meta:editing-duration>PT10M</meta:editing-duration>
    <meta:editing-cycles>3</meta:editing-cycles>
    <meta:generator>LibreOffice/4.1.4.2$Linux_X86_64 LibreOffice_project/410m0$Build-2</meta:generator>
    <meta:document-statistic meta:table-count="1" meta:cell-count="75" meta:object-count="0"/>
  </office:meta>
</office:document-meta>
</file>